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unga" svg:font-family="Tunga" style:font-pitch="variable"/>
    <style:font-face style:name="Constantia" svg:font-family="Constantia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badi MT Condensed" svg:font-family="'Abadi MT Condensed'" style:font-family-generic="swiss" style:font-pitch="variable"/>
    <style:font-face style:name="Arial" svg:font-family="Arial" style:font-family-generic="swiss" style:font-pitch="variable"/>
    <style:font-face style:name="Browallia New" svg:font-family="'Browallia New'" style:font-family-generic="swiss" style:font-pitch="variable"/>
    <style:font-face style:name="Euphemia" svg:font-family="Euphemi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Constantia"/>
    </style:style>
    <style:style style:name="P2" style:family="paragraph" style:parent-style-name="Standard">
      <style:text-properties style:font-name="Courier New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indent="-0.635cm" style:auto-text-indent="false"/>
      <style:text-properties style:font-name="Constantia"/>
    </style:style>
    <style:style style:name="P4" style:family="paragraph" style:parent-style-name="Standard" style:list-style-name="L1">
      <style:paragraph-properties fo:margin-left="0cm" fo:margin-right="0cm" fo:text-indent="-0.635cm" style:auto-text-indent="false"/>
      <style:text-properties style:font-name="Constanti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nnewilhelm.neocities.org</text:p>
      <text:list xml:id="list5815825835342362567" text:style-name="L1">
        <text:list-item>
          <text:p text:style-name="P1">Welche Eindrücke hast du, wenn du die Seite anschaust?</text:p>
        </text:list-item>
        <text:list-item>
          <text:p text:style-name="P1">Motiviert dich die Seite, wenn du Bedarf für Therapie/Beratung hättest, Kontakt mit mir aufzunehmen?</text:p>
        </text:list-item>
        <text:list-item>
          <text:p text:style-name="P1">Welche Fragen kommen beim Lesen bei dir auf?</text:p>
        </text:list-item>
        <text:list-item>
          <text:p text:style-name="P1">Was könnte ich verbessern?</text:p>
          <text:p text:style-name="P4">Vielen Dank! Janne</text:p>
        </text:list-item>
      </text:list>
      <text:p text:style-name="P3"/>
      <text:p text:style-name="P2">jannewilhelm.neocities.org</text:p>
      <text:list xml:id="list43549468" text:continue-numbering="true" text:style-name="L1">
        <text:list-item>
          <text:p text:style-name="P1">Welche Eindrücke hast du, wenn du die Seite anschaust?</text:p>
        </text:list-item>
        <text:list-item>
          <text:p text:style-name="P1">Motiviert dich die Seite, wenn du Bedarf für Therapie/Beratung hättest, Kontakt mit mir aufzunehmen?</text:p>
        </text:list-item>
        <text:list-item>
          <text:p text:style-name="P1">Welche Fragen kommen beim Lesen bei dir auf?</text:p>
        </text:list-item>
        <text:list-item>
          <text:p text:style-name="P1">Was könnte ich verbessern?</text:p>
          <text:p text:style-name="P4">Vielen Dank! Janne</text:p>
        </text:list-item>
      </text:list>
      <text:p text:style-name="P3"/>
      <text:p text:style-name="P2">jannewilhelm.neocities.org</text:p>
      <text:list xml:id="list43555719" text:continue-numbering="true" text:style-name="L1">
        <text:list-item>
          <text:p text:style-name="P1">Welche Eindrücke hast du, wenn du die Seite anschaust?</text:p>
        </text:list-item>
        <text:list-item>
          <text:p text:style-name="P1">Motiviert dich die Seite, wenn du Bedarf für Therapie/Beratung hättest, Kontakt mit mir aufzunehmen?</text:p>
        </text:list-item>
        <text:list-item>
          <text:p text:style-name="P1">Welche Fragen kommen beim Lesen bei dir auf?</text:p>
        </text:list-item>
        <text:list-item>
          <text:p text:style-name="P1">Was könnte ich verbessern?</text:p>
          <text:p text:style-name="P4">Vielen Dank! Janne</text:p>
        </text:list-item>
      </text:list>
      <text:p text:style-name="P3"/>
      <text:p text:style-name="P2">jannewilhelm.neocities.org</text:p>
      <text:list xml:id="list43564051" text:continue-numbering="true" text:style-name="L1">
        <text:list-item>
          <text:p text:style-name="P1">Welche Eindrücke hast du, wenn du die Seite anschaust?</text:p>
        </text:list-item>
        <text:list-item>
          <text:p text:style-name="P1">Motiviert dich die Seite, wenn du Bedarf für Therapie/Beratung hättest, Kontakt mit mir aufzunehmen?</text:p>
        </text:list-item>
        <text:list-item>
          <text:p text:style-name="P1">Welche Fragen kommen beim Lesen bei dir auf?</text:p>
        </text:list-item>
        <text:list-item>
          <text:p text:style-name="P1">Was könnte ich verbessern?</text:p>
          <text:p text:style-name="P4">Vielen Dank! Janne</text:p>
        </text:list-item>
      </text:list>
      <text:p text:style-name="P3"/>
      <text:p text:style-name="P2">jannewilhelm.neocities.org</text:p>
      <text:list xml:id="list43540985" text:continue-numbering="true" text:style-name="L1">
        <text:list-item>
          <text:p text:style-name="P1">Welche Eindrücke hast du, wenn du die Seite anschaust?</text:p>
        </text:list-item>
        <text:list-item>
          <text:p text:style-name="P1">Motiviert dich die Seite, wenn du Bedarf für Therapie/Beratung hättest, Kontakt mit mir aufzunehmen?</text:p>
        </text:list-item>
        <text:list-item>
          <text:p text:style-name="P1">Welche Fragen kommen beim Lesen bei dir auf?</text:p>
        </text:list-item>
        <text:list-item>
          <text:p text:style-name="P1">Was könnte ich verbessern?</text:p>
          <text:p text:style-name="P4">Vielen Dank! Janne</text:p>
        </text:list-item>
      </text:list>
      <text:p text:style-name="P3"/>
      <text:p text:style-name="P2">jannewilhelm.neocities.org</text:p>
      <text:list xml:id="list43567834" text:continue-numbering="true" text:style-name="L1">
        <text:list-item>
          <text:p text:style-name="P1">Welche Eindrücke hast du, wenn du die Seite anschaust?</text:p>
        </text:list-item>
        <text:list-item>
          <text:p text:style-name="P1">Motiviert dich die Seite, wenn du Bedarf für Therapie/Beratung hättest, Kontakt mit mir aufzunehmen?</text:p>
        </text:list-item>
        <text:list-item>
          <text:p text:style-name="P1">Welche Fragen kommen beim Lesen bei dir auf?</text:p>
        </text:list-item>
        <text:list-item>
          <text:p text:style-name="P1">Was könnte ich verbessern?</text:p>
          <text:p text:style-name="P4">Vielen Dank! Janne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unga" svg:font-family="Tunga" style:font-pitch="variable"/>
    <style:font-face style:name="Constantia" svg:font-family="Constantia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badi MT Condensed" svg:font-family="'Abadi MT Condensed'" style:font-family-generic="swiss" style:font-pitch="variable"/>
    <style:font-face style:name="Arial" svg:font-family="Arial" style:font-family-generic="swiss" style:font-pitch="variable"/>
    <style:font-face style:name="Browallia New" svg:font-family="'Browallia New'" style:font-family-generic="swiss" style:font-pitch="variable"/>
    <style:font-face style:name="Euphemia" svg:font-family="Euphemi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23:30:26.53</meta:creation-date>
    <meta:print-date>2014-10-11T23:36:59.45</meta:print-date>
    <meta:document-statistic meta:table-count="0" meta:image-count="0" meta:object-count="0" meta:page-count="1" meta:paragraph-count="36" meta:word-count="262" meta:character-count="1636"/>
    <dc:date>2014-10-11T23:39:59.49</dc:date>
    <meta:editing-duration>PT9M33S</meta:editing-duration>
    <meta:editing-cycles>1</meta:editing-cycles>
    <meta:generator>OpenOffice/4.0.0$Win32 OpenOffice.org_project/400m3$Build-9702</meta:generator>
  </office:meta>
</office:document-meta>
</file>